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Queries" style:family="table">
      <style:table-properties style:width="19.039cm" fo:margin-left="-1.048cm" table:align="left"/>
    </style:style>
    <style:style style:name="Queries.A" style:family="table-column">
      <style:table-column-properties style:column-width="3.307cm"/>
    </style:style>
    <style:style style:name="Queries.B" style:family="table-column">
      <style:table-column-properties style:column-width="7.303cm"/>
    </style:style>
    <style:style style:name="Queries.C" style:family="table-column">
      <style:table-column-properties style:column-width="6.562cm"/>
    </style:style>
    <style:style style:name="Queries.D" style:family="table-column">
      <style:table-column-properties style:column-width="1.868cm"/>
    </style:style>
    <style:style style:name="Queries.A1" style:family="table-cell">
      <style:table-cell-properties fo:padding="0.097cm" fo:border-left="0.05pt solid #000000" fo:border-right="none" fo:border-top="0.05pt solid #000000" fo:border-bottom="0.05pt solid #000000"/>
    </style:style>
    <style:style style:name="Queries.D1" style:family="table-cell">
      <style:table-cell-properties fo:padding="0.097cm" fo:border="0.05pt solid #000000"/>
    </style:style>
    <style:style style:name="Queries.A2" style:family="table-cell">
      <style:table-cell-properties fo:padding="0.097cm" fo:border-left="0.05pt solid #000000" fo:border-right="none" fo:border-top="none" fo:border-bottom="0.05pt solid #000000"/>
    </style:style>
    <style:style style:name="Queri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3b6b2" officeooo:paragraph-rsid="0003b6b2"/>
    </style:style>
    <style:style style:name="P2" style:family="paragraph" style:parent-style-name="Text_20_body">
      <style:text-properties officeooo:rsid="00082fca" officeooo:paragraph-rsid="00082fca"/>
    </style:style>
    <style:style style:name="P3" style:family="paragraph" style:parent-style-name="Text_20_body" style:list-style-name="L1">
      <style:text-properties officeooo:rsid="0003b6b2" officeooo:paragraph-rsid="0003b6b2"/>
    </style:style>
    <style:style style:name="P4" style:family="paragraph" style:parent-style-name="Text_20_body" style:list-style-name="L1">
      <style:text-properties officeooo:rsid="00051d84" officeooo:paragraph-rsid="00051d84"/>
    </style:style>
    <style:style style:name="P5" style:family="paragraph" style:parent-style-name="Text_20_body">
      <style:text-properties officeooo:paragraph-rsid="0009513a"/>
    </style:style>
    <style:style style:name="P6" style:family="paragraph" style:parent-style-name="Text_20_body">
      <style:text-properties officeooo:rsid="000f8571" officeooo:paragraph-rsid="000f8571"/>
    </style:style>
    <style:style style:name="P7" style:family="paragraph" style:parent-style-name="Text_20_body">
      <style:text-properties officeooo:rsid="00116fbe" officeooo:paragraph-rsid="00116fbe"/>
    </style:style>
    <style:style style:name="P8" style:family="paragraph" style:parent-style-name="Heading_20_1">
      <style:text-properties officeooo:rsid="0003b6b2" officeooo:paragraph-rsid="0003b6b2"/>
    </style:style>
    <style:style style:name="P9" style:family="paragraph" style:parent-style-name="Heading_20_1">
      <style:paragraph-properties fo:break-before="page"/>
      <style:text-properties officeooo:rsid="00082fca" officeooo:paragraph-rsid="00082fca"/>
    </style:style>
    <style:style style:name="P10" style:family="paragraph" style:parent-style-name="Heading_20_2">
      <style:text-properties officeooo:paragraph-rsid="000bbd67"/>
    </style:style>
    <style:style style:name="P11" style:family="paragraph" style:parent-style-name="Table_20_Contents">
      <style:text-properties officeooo:rsid="000bbd67" officeooo:paragraph-rsid="000bbd67"/>
    </style:style>
    <style:style style:name="P12" style:family="paragraph" style:parent-style-name="Table_20_Contents">
      <style:paragraph-properties fo:text-align="center" style:justify-single-word="false"/>
      <style:text-properties officeooo:rsid="000bbd67" officeooo:paragraph-rsid="000bbd67"/>
    </style:style>
    <style:style style:name="P13" style:family="paragraph" style:parent-style-name="Table_20_Contents" style:list-style-name="L2">
      <style:text-properties officeooo:rsid="000bbd67" officeooo:paragraph-rsid="000bbd67"/>
    </style:style>
    <style:style style:name="P14" style:family="paragraph" style:parent-style-name="Table_20_Contents" style:list-style-name="L3">
      <style:text-properties officeooo:rsid="000bbd67" officeooo:paragraph-rsid="000bbd67"/>
    </style:style>
    <style:style style:name="P15" style:family="paragraph" style:parent-style-name="Table_20_Contents" style:list-style-name="L4">
      <style:text-properties officeooo:rsid="000d1145" officeooo:paragraph-rsid="000d1145"/>
    </style:style>
    <style:style style:name="P16" style:family="paragraph" style:parent-style-name="Table_20_Contents" style:list-style-name="L5">
      <style:text-properties officeooo:rsid="000d1145" officeooo:paragraph-rsid="000d1145"/>
    </style:style>
    <style:style style:name="P17" style:family="paragraph" style:parent-style-name="Table_20_Contents" style:list-style-name="L6">
      <style:text-properties officeooo:rsid="000dd655" officeooo:paragraph-rsid="000dd655"/>
    </style:style>
    <style:style style:name="P18" style:family="paragraph" style:parent-style-name="Table_20_Contents">
      <style:text-properties officeooo:rsid="000f8571" officeooo:paragraph-rsid="000f8571"/>
    </style:style>
    <style:style style:name="P19" style:family="paragraph" style:parent-style-name="Table_20_Heading">
      <style:text-properties officeooo:rsid="000bbd67" officeooo:paragraph-rsid="000bbd67"/>
    </style:style>
    <style:style style:name="T1" style:family="text">
      <style:text-properties officeooo:rsid="000bbd67"/>
    </style:style>
    <style:style style:name="T2" style:family="text">
      <style:text-properties officeooo:rsid="0010d0a3"/>
    </style:style>
    <style:style style:name="T3" style:family="text">
      <style:text-properties officeooo:rsid="00116fbe"/>
    </style:style>
    <style:style style:name="T4" style:family="text">
      <style:text-properties officeooo:rsid="001182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m App – Design</text:p>
      <text:h text:style-name="P8" text:outline-level="1">User Stories</text:h>
      <text:p text:style-name="P7">Each bullet-point details a potential scenario a user might go through using this </text:p>
      <text:list xml:id="list3597356202" text:style-name="L1">
        <text:list-item>
          <text:p text:style-name="P3">Search for films/<text:span text:style-name="T3">TV shows</text:span></text:p>
          <text:list>
            <text:list-item>
              <text:p text:style-name="P3"/>
            </text:list-item>
          </text:list>
        </text:list-item>
        <text:list-item>
          <text:p text:style-name="P3">Select multiple films</text:p>
        </text:list-item>
        <text:list-item>
          <text:p text:style-name="P3">Save films/<text:span text:style-name="T3">TV shows</text:span> to ‘watch’ list</text:p>
        </text:list-item>
        <text:list-item>
          <text:p text:style-name="P3">Save films/<text:span text:style-name="T3">TV shows</text:span> to ‘<text:span text:style-name="T4">seem</text:span>’ list</text:p>
        </text:list-item>
        <text:list-item>
          <text:p text:style-name="P4">Sort films</text:p>
        </text:list-item>
      </text:list>
      <text:h text:style-name="P10" text:outline-level="2"><text:span text:style-name="T1">Search</text:span></text:h>
      <table:table table:name="Queries" table:style-name="Queries">
        <table:table-column table:style-name="Queries.A"/>
        <table:table-column table:style-name="Queries.B"/>
        <table:table-column table:style-name="Queries.C"/>
        <table:table-column table:style-name="Queries.D"/>
        <table:table-header-rows>
          <table:table-row>
            <table:table-cell table:style-name="Queries.A1" office:value-type="string">
              <text:p text:style-name="P19">Query</text:p>
            </table:table-cell>
            <table:table-cell table:style-name="Queries.A1" office:value-type="string">
              <text:p text:style-name="P19">Function</text:p>
            </table:table-cell>
            <table:table-cell table:style-name="Queries.A1" office:value-type="string">
              <text:p text:style-name="P19">Example Queries</text:p>
            </table:table-cell>
            <table:table-cell table:style-name="Queries.D1" office:value-type="string">
              <text:p text:style-name="P19">Usable</text:p>
            </table:table-cell>
          </table:table-row>
        </table:table-header-rows>
        <table:table-row>
          <table:table-cell table:style-name="Queries.A2" office:value-type="string">
            <text:p text:style-name="P11">Search</text:p>
          </table:table-cell>
          <table:table-cell table:style-name="Queries.A2" office:value-type="string">
            <text:p text:style-name="P11">Generic search string (can include spaces, strings, numbers)</text:p>
          </table:table-cell>
          <table:table-cell table:style-name="Queries.A2" office:value-type="string">
            <text:list xml:id="list904234651" text:style-name="L2">
              <text:list-item>
                <text:p text:style-name="P13">Inception 2010</text:p>
              </text:list-item>
              <text:list-item>
                <text:p text:style-name="P13">leon the professional</text:p>
              </text:list-item>
              <text:list-item>
                <text:p text:style-name="P13">lost 2004</text:p>
              </text:list-item>
            </text:list>
          </table:table-cell>
          <table:table-cell table:style-name="Queries.D2" office:value-type="string">
            <text:p text:style-name="P12">y</text:p>
          </table:table-cell>
        </table:table-row>
        <table:table-row>
          <table:table-cell table:style-name="Queries.A2" office:value-type="string">
            <text:p text:style-name="P11">SearchTitle</text:p>
          </table:table-cell>
          <table:table-cell table:style-name="Queries.A2" office:value-type="string">
            <text:p text:style-name="P11">Title of film/series</text:p>
          </table:table-cell>
          <table:table-cell table:style-name="Queries.A2" office:value-type="string">
            <text:list xml:id="list3259986358" text:style-name="L3">
              <text:list-item>
                <text:p text:style-name="P14">Inception 2010</text:p>
              </text:list-item>
              <text:list-item>
                <text:p text:style-name="P14">leon the professional</text:p>
              </text:list-item>
              <text:list-item>
                <text:p text:style-name="P14">lost 2004</text:p>
              </text:list-item>
            </text:list>
          </table:table-cell>
          <table:table-cell table:style-name="Queries.D2" office:value-type="string">
            <text:p text:style-name="P12">y</text:p>
          </table:table-cell>
        </table:table-row>
        <table:table-row>
          <table:table-cell table:style-name="Queries.A2" office:value-type="string">
            <text:p text:style-name="P11">SearchMovie</text:p>
          </table:table-cell>
          <table:table-cell table:style-name="Queries.A2" office:value-type="string">
            <text:p text:style-name="P11">Just Film</text:p>
          </table:table-cell>
          <table:table-cell table:style-name="Queries.A2" office:value-type="string">
            <text:list xml:id="list132120778297488" text:continue-numbering="true" text:style-name="L3">
              <text:list-item>
                <text:p text:style-name="P14">Inception 2010</text:p>
              </text:list-item>
              <text:list-item>
                <text:p text:style-name="P14">leon the professional</text:p>
              </text:list-item>
              <text:list-item>
                <text:p text:style-name="P14">the patriot 2000</text:p>
              </text:list-item>
            </text:list>
          </table:table-cell>
          <table:table-cell table:style-name="Queries.D2" office:value-type="string">
            <text:p text:style-name="P12">y</text:p>
          </table:table-cell>
        </table:table-row>
        <table:table-row>
          <table:table-cell table:style-name="Queries.A2" office:value-type="string">
            <text:p text:style-name="P11">SearchSeries</text:p>
          </table:table-cell>
          <table:table-cell table:style-name="Queries.A2" office:value-type="string">
            <text:p text:style-name="P11">Just Series</text:p>
          </table:table-cell>
          <table:table-cell table:style-name="Queries.A2" office:value-type="string">
            <text:list xml:id="list479436344" text:style-name="L4">
              <text:list-item>
                <text:p text:style-name="P15">lost 2004</text:p>
              </text:list-item>
              <text:list-item>
                <text:p text:style-name="P15">fringe</text:p>
              </text:list-item>
              <text:list-item>
                <text:p text:style-name="P15">The Leftovers 2014</text:p>
              </text:list-item>
            </text:list>
          </table:table-cell>
          <table:table-cell table:style-name="Queries.D2" office:value-type="string">
            <text:p text:style-name="P12">y</text:p>
          </table:table-cell>
        </table:table-row>
        <table:table-row>
          <table:table-cell table:style-name="Queries.A2" office:value-type="string">
            <text:p text:style-name="P11">SearchName</text:p>
          </table:table-cell>
          <table:table-cell table:style-name="Queries.A2" office:value-type="string">
            <text:p text:style-name="Table_20_Contents">-</text:p>
          </table:table-cell>
          <table:table-cell table:style-name="Queries.A2" office:value-type="string">
            <text:p text:style-name="Table_20_Contents">-</text:p>
          </table:table-cell>
          <table:table-cell table:style-name="Queries.D2" office:value-type="string">
            <text:p text:style-name="P12">n</text:p>
          </table:table-cell>
        </table:table-row>
        <table:table-row>
          <table:table-cell table:style-name="Queries.A2" office:value-type="string">
            <text:p text:style-name="P11">SearchEpisode</text:p>
          </table:table-cell>
          <table:table-cell table:style-name="Queries.A2" office:value-type="string">
            <text:p text:style-name="Table_20_Contents">-</text:p>
          </table:table-cell>
          <table:table-cell table:style-name="Queries.A2" office:value-type="string">
            <text:p text:style-name="Table_20_Contents">-</text:p>
          </table:table-cell>
          <table:table-cell table:style-name="Queries.D2" office:value-type="string">
            <text:p text:style-name="P12">n</text:p>
          </table:table-cell>
        </table:table-row>
        <table:table-row>
          <table:table-cell table:style-name="Queries.A2" office:value-type="string">
            <text:p text:style-name="P11">SearchCompany</text:p>
          </table:table-cell>
          <table:table-cell table:style-name="Queries.A2" office:value-type="string">
            <text:p text:style-name="Table_20_Contents">-</text:p>
          </table:table-cell>
          <table:table-cell table:style-name="Queries.A2" office:value-type="string">
            <text:p text:style-name="Table_20_Contents">-</text:p>
          </table:table-cell>
          <table:table-cell table:style-name="Queries.D2" office:value-type="string">
            <text:p text:style-name="P12">n</text:p>
          </table:table-cell>
        </table:table-row>
        <table:table-row>
          <table:table-cell table:style-name="Queries.A2" office:value-type="string">
            <text:p text:style-name="P11">SearchKeyword</text:p>
          </table:table-cell>
          <table:table-cell table:style-name="Queries.A2" office:value-type="string">
            <text:p text:style-name="P11">Use this when user doesn’t know any specifics of their search </text:p>
            <text:p text:style-name="P11"/>
            <text:p text:style-name="P11">e.g. gun, love, battle</text:p>
          </table:table-cell>
          <table:table-cell table:style-name="Queries.A2" office:value-type="string">
            <text:list xml:id="list430555072" text:style-name="L5">
              <text:list-item>
                <text:p text:style-name="P16">gun</text:p>
              </text:list-item>
              <text:list-item>
                <text:p text:style-name="P16">love</text:p>
              </text:list-item>
              <text:list-item>
                <text:p text:style-name="P16">battle</text:p>
              </text:list-item>
            </text:list>
          </table:table-cell>
          <table:table-cell table:style-name="Queries.D2" office:value-type="string">
            <text:p text:style-name="P12">y</text:p>
          </table:table-cell>
        </table:table-row>
        <table:table-row>
          <table:table-cell table:style-name="Queries.A2" office:value-type="string">
            <text:p text:style-name="P11">SearchAll</text:p>
          </table:table-cell>
          <table:table-cell table:style-name="Queries.A2" office:value-type="string">
            <text:p text:style-name="P18">Searches all of the above</text:p>
          </table:table-cell>
          <table:table-cell table:style-name="Queries.A2" office:value-type="string">
            <text:list xml:id="list1952033680" text:style-name="L6">
              <text:list-item>
                <text:p text:style-name="P17">Inception</text:p>
              </text:list-item>
              <text:list-item>
                <text:p text:style-name="P17">leon</text:p>
              </text:list-item>
              <text:list-item>
                <text:p text:style-name="P17">lost</text:p>
              </text:list-item>
            </text:list>
          </table:table-cell>
          <table:table-cell table:style-name="Queries.D2" office:value-type="string">
            <text:p text:style-name="P12">y</text:p>
          </table:table-cell>
        </table:table-row>
      </table:table>
      <text:p text:style-name="P5"/>
      <text:p text:style-name="P6">Create a search input field with a drop-down box containing which kind of search they would like to do (General, Title, Movie/Film, TV Show, Keyword, All<text:span text:style-name="T2">)</text:span></text:p>
      <text:p text:style-name="Text_20_body"><text:soft-page-break/></text:p>
      <text:h text:style-name="P9" text:outline-level="1">Desig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15:18.394448031</meta:creation-date>
    <dc:date>2020-05-02T13:21:18.908229404</dc:date>
    <meta:editing-duration>PT32M55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3" meta:paragraph-count="65" meta:word-count="189" meta:character-count="984" meta:non-whitespace-character-count="880"/>
  </office:meta>
</office:document-meta>
</file>